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table:formula="of:=TODAY()" office:value-type="date" office:date-value="2025-06-09" calcext:value-type="date">
            <text:p>09/06/25</text:p>
          </table:table-cell>
        </table:table-row>
        <table:table-row table:style-name="ro1">
          <table:table-cell office:value-type="date" office:date-value="2025-04-04" calcext:value-type="date">
            <text:p>2025-04-04</text:p>
          </table:table-cell>
        </table:table-row>
        <table:table-row table:style-name="ro1">
          <table:table-cell office:value-type="string" calcext:value-type="string">
            <text:p>2025-04-31</text:p>
          </table:table-cell>
        </table:table-row>
        <table:table-row table:style-name="ro2">
          <table:table-cell table:style-name="Default" office:value-type="string" calcext:value-type="string">
            <text:p>9<text:span text:style-name="T1">th</text:span> April 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5:05:51.930413157</meta:creation-date>
    <dc:date>2025-06-09T14:38:36.929333662</dc:date>
    <meta:editing-duration>P6DT23H32M45S</meta:editing-duration>
    <meta:editing-cycles>2</meta:editing-cycles>
    <meta:generator>LibreOffice/24.2.7.2$Linux_X86_64 LibreOffice_project/420$Build-2</meta:generator>
    <meta:document-statistic meta:table-count="1" meta:cell-count="4" meta:object-count="0"/>
  </office:meta>
</office:document-meta>
</file>